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4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98mm" fo:break-before="auto" style:use-optimal-row-height="true"/>
    </style:style>
    <style:style style:name="ro5" style:family="table-row">
      <style:table-row-properties style:row-height="19.67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enotMain/OODB/issues/1" xlink:type="simple">https://github.com/enotMain/OODB/issues/1</text:a>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arsellie/oodb 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/>
          <table:table-cell table:style-name="ce1" office:value-type="string" calcext:value-type="string">
            <text:p><text:a xlink:href="https://github.com/wasde08/oodb/tree/master" xlink:type="simple">https://github.com/wasde08/oodb/tree/master</text:a>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ishchets/OODB/issues/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Sofiya753/oodb" xlink:type="simple">https://github.com/Sofiya753/oodb</text:a>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TatProg/OODB" xlink:type="simple">https://github.com/TatProg/OODB</text:a>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/>
          <table:table-cell table:style-name="ce1" office:value-type="string" calcext:value-type="string">
            <text:p><text:a xlink:href="https://github.com/IORazutkin/OODB" xlink:type="simple">https://github.com/IORazutkin/OODB</text:a>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/>
          <table:table-cell office:value-type="string" calcext:value-type="string">
            <text:p><text:a xlink:href="https://github.com/magnat1c/University_DB.git" xlink:type="simple">https://github.com/magnat1c/University_DB.git</text:a>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github.com/VladislavSakhno13/database.git" xlink:type="simple">https://github.com/VladislavSakhno13/database.git</text:a>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/>
          <table:table-cell table:number-columns-repeated="13"/>
        </table:table-row>
      </table:table>
      <table:table table:name="751" table:style-name="ta1">
        <table:table-column table:style-name="co3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Баев Даниил Николаевич</text:p>
          </table:table-cell>
          <table:table-cell table:style-name="Default"/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Габдрафиков Ильгиз Радикович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Габдуллин Булат Ильдарович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Габдуллин Данил Евгеньевич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Галеева Алина Мара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LinaRise/oodb/tree/master/lab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ttps://github.com/LinaRise/oodb/tree/master/lab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алимова Чулпан Дамир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ChulpanG/oodb.git" xlink:type="simple">https://github.com/ChulpanG/oodb.</text:a></text:p>
          </table:table-cell>
          <table:table-cell table:number-columns-repeated="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Галиуллин Ильгам Тагирович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Гарейшина Анастасия Евгеньевна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Гафуров Ренат Фанисович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Джангидзе Леван Зурабович</text:p>
          </table:table-cell>
          <table:table-cell table:number-columns-repeated="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Ежков Александр Григорьевич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Зеленов Роман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razelenov/oodb/tree/master/lab1" xlink:type="simple">https://github.com/razelenov/oodb/tree/master/lab1</text:a></text:p>
          </table:table-cell>
          <table:table-cell table:number-columns-repeated="12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Иксанов Азат Ринатович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азаков Герман Ильда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ksenikeev/oodb/issues/10" xlink:type="simple">https://github.com/NightSkyAsHate/oodb</text:a></text:p>
          </table:table-cell>
          <table:table-cell table:number-columns-repeated="1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Кинзябаев Ильгиз Рамилевич</text:p>
          </table:table-cell>
          <table:table-cell table:number-columns-repeated="1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Манченко Карина Юрьевна</text:p>
          </table:table-cell>
          <table:table-cell table:number-columns-repeated="1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Мирзялалов Рашит Булатович</text:p>
          </table:table-cell>
          <table:table-cell table:number-columns-repeated="1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Муллаянов Айнур Ильфакович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Нургалиева Алия Робертовна</text:p>
          </table:table-cell>
          <table:table-cell/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table:number-columns-repeated="12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Сунгатуллин Марат Фердинан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Sunmar1/Database/tree/master/lab1" xlink:type="simple">https://github.com/Sunmar1/Database/tree/master/lab1</text:a></text:p>
          </table:table-cell>
          <table:table-cell table:number-columns-repeated="1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Шайдуллин Ильшат Рустемович</text:p>
          </table:table-cell>
          <table:table-cell table:style-name="Default"/>
          <table:table-cell table:number-columns-repeated="13"/>
        </table:table-row>
      </table:table>
      <table:table table:name="752" table:style-name="ta1">
        <table:table-column table:style-name="co1" table:default-cell-style-name="Default"/>
        <table:table-column table:style-name="co4" table:default-cell-style-name="ce1"/>
        <table:table-column table:style-name="co1" table:number-columns-repeated="4" table:default-cell-style-name="ce5"/>
        <table:table-column table:style-name="co1" table:number-columns-repeated="10" table:default-cell-style-name="Default"/>
        <table:table-row table:style-name="ro2">
          <table:table-cell table:style-name="ce1"/>
          <table:table-cell table:style-name="ce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style-name="ce1"/>
          <table:table-cell table:style-name="ce2"/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6">
          <table:table-cell/>
          <table:table-cell office:value-type="string" calcext:value-type="string">
            <text:p>Ахматгалеев Ирек Ильдарович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iakhmatgaleev/oodb" xlink:type="simple">https://github.com/iakhmatgaleev/oodb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Ахметова Камила Артуровна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Бекчанов Шохзод Дилшод Угли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Дмитерчук Артур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Елауркин Николай Анатольевич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Еникеева Аделя Искандеро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adiseenn/lab1" xlink:type="simple">https://github.com/adiseenn/lab1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Залялиев Айдар Рустам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Зяблов Никита Серг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Максютин Данил Игоревич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Миндубаев Артур Рифкат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</text:p>
          </table:table-cell>
          <table:table-cell table:style-name="Default" table:number-columns-repeated="2"/>
          <table:table-cell table:number-columns-repeated="10"/>
        </table:table-row>
        <table:table-row table:style-name="ro6">
          <table:table-cell/>
          <table:table-cell office:value-type="string" calcext:value-type="string">
            <text:p>Отабоев Диас Алишер Угли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Панцырева Ольга Алексее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OlyaPancyreva/OODB/tree/master/lab1" xlink:type="simple">https://github.com/OlyaPancyreva/OODB/tree/master/lab1</text:a></text:p>
          </table:table-cell>
          <table:table-cell table:number-columns-repeated="12"/>
        </table:table-row>
        <table:table-row table:style-name="ro7">
          <table:table-cell/>
          <table:table-cell office:value-type="string" calcext:value-type="string">
            <text:p>Пасмурнов Александр Владиславо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Романова Евгения Владимировна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Созонов Данил Александ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DanilSozonov/men_v1" xlink:type="simple">https://github.com/DanilSozonov/men_v1</text:a> 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Томкевич Дмитрий Алексее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Ужакин Данил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баров Андрей Алекс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мутдинов Тимур Айда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олов Мухсин Мусоевич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.00.0000</text:date>, <text:time style:data-style-name="N2" text:time-value="08:42:52.0080712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10-11T09:58:23.930745247</dc:date>
    <meta:editing-duration>PT17H33M6S</meta:editing-duration>
    <meta:editing-cycles>36</meta:editing-cycles>
    <meta:generator>LibreOffice/6.1.2.1$MacOSX_X86_64 LibreOffice_project/65905a128db06ba48db947242809d14d3f9a93fe</meta:generator>
    <meta:document-statistic meta:table-count="3" meta:cell-count="205" meta:object-count="0"/>
    <meta:user-defined meta:name=""/>
  </office:meta>
</office:document-meta>
</file>